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language="fr" fo:country="FR"/>
    </style:style>
    <style:style style:name="P2" style:family="paragraph" style:parent-style-name="Text_20_body">
      <style:paragraph-properties fo:margin-top="0cm" fo:margin-bottom="0cm" style:contextual-spacing="false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margin-top="0cm" fo:margin-bottom="0cm" style:contextual-spacing="false"/>
      <style:text-properties officeooo:rsid="002b6d77"/>
    </style:style>
    <style:style style:name="P5" style:family="paragraph" style:parent-style-name="Standard">
      <style:paragraph-properties fo:margin-top="0cm" fo:margin-bottom="0cm" style:contextual-spacing="false"/>
      <style:text-properties style:font-name="Monospace" fo:font-size="10pt" officeooo:rsid="002b6d77" style:font-size-asian="10pt"/>
    </style:style>
    <style:style style:name="P6" style:family="paragraph" style:parent-style-name="Standard">
      <style:paragraph-properties fo:margin-top="0cm" fo:margin-bottom="0cm" style:contextual-spacing="false"/>
      <style:text-properties style:font-name="Monospace" fo:font-size="10pt" officeooo:rsid="002b6d77" officeooo:paragraph-rsid="003075c3" style:font-size-asian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Text_20_body">
      <style:paragraph-properties fo:margin-top="0cm" fo:margin-bottom="0cm" style:contextual-spacing="false"/>
    </style:style>
    <style:style style:name="P9" style:family="paragraph" style:parent-style-name="Text_20_body">
      <style:paragraph-properties fo:margin-top="0cm" fo:margin-bottom="0cm" style:contextual-spacing="false"/>
      <style:text-properties style:font-name="Monospace" fo:font-size="10pt" officeooo:rsid="002b6d77" style:font-size-asian="10pt"/>
    </style:style>
    <style:style style:name="P10" style:family="paragraph" style:parent-style-name="Text_20_body">
      <style:paragraph-properties fo:margin-top="0cm" fo:margin-bottom="0cm" style:contextual-spacing="false"/>
      <style:text-properties officeooo:rsid="002b6d77" officeooo:paragraph-rsid="003075c3"/>
    </style:style>
    <style:style style:name="P11" style:family="paragraph" style:parent-style-name="Text_20_body">
      <style:paragraph-properties fo:margin-top="0cm" fo:margin-bottom="0cm" style:contextual-spacing="false"/>
      <style:text-properties officeooo:rsid="003075c3" officeooo:paragraph-rsid="003075c3"/>
    </style:style>
    <style:style style:name="T1" style:family="text">
      <style:text-properties officeooo:rsid="002d7608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b6d77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pte rendu d’activités de Michael Ory</text:p>
      <text:p text:style-name="P3">du 01/0<text:span text:style-name="T1">7</text:span>/2014 au 3<text:span text:style-name="T1">1</text:span>/0<text:span text:style-name="T1">7</text:span>/2014</text:p>
      <text:p text:style-name="P2"/>
      <text:p text:style-name="P2"/>
      <text:p text:style-name="P2"/>
      <text:p text:style-name="P11">Conception et implémentation de la gestion du marqueur qui identifie le type d'opération qui a créé le Noeud (add ou set). Dans le cas d'un add si l'utilisateur essaye de créer une deuxième fois le nœud alors GS renvoi une erreur<text:span text:style-name="T3"> </text:span><text:span text:style-name="T2">(</text:span><text:span text:style-name="T3">throwExistException</text:span><text:span text:style-name="T2">), dans le second cas GS renvoi la référence du premier nœud.</text:span></text:p>
      <text:p text:style-name="P11"/>
      <text:p text:style-name="P11"><text:span text:style-name="T2">Audit et factorisation de code.</text:span></text:p>
      <text:p text:style-name="P10"/>
      <text:p text:style-name="P6"><text:span text:style-name="T2">remove context in gs-concurrency.</text:span></text:p>
      <text:p text:style-name="P2"/>
      <text:p text:style-name="P5">Fix loop in kernel</text:p>
      <text:p text:style-name="P5">Change systemCache layer</text:p>
      <text:p text:style-name="P5">Improve initialization logic in concurrency</text:p>
      <text:p text:style-name="P5">Improve ts initialization. Mount a cache at startup</text:p>
      <text:p text:style-name="P9"/>
      <text:p text:style-name="P7">public method to protected</text:p>
      <text:p text:style-name="P4"/>
      <text:p text:style-name="P5">interface Context to abstract class AbstractContext</text:p>
      <text:p text:style-name="P4"/>
      <text:p text:style-name="P5">remove package vertex.</text:p>
      <text:p text:style-name="P7">fix error compile</text:p>
      <text:p text:style-name="P4"/>
      <text:p text:style-name="P5">first test ok in concurrency</text:p>
      <text:p text:style-name="P4"/>
      <text:p text:style-name="P5">clean GenericsCache</text:p>
      <text:p text:style-name="P4"/>
      <text:p text:style-name="P5">composite use DependenciesImpl</text:p>
      <text:p text:style-name="P4"/>
      <text:p text:style-name="P5">fix stackoverflow : remove ovrride newT in Root</text:p>
      <text:p text:style-name="P9"/>
      <text:p text:style-name="P4"/>
      <text:p text:style-name="P7">Change update() it calls now setInstance() instead init() and recomputes</text:p>
      <text:p text:style-name="P7">supers now.</text:p>
      <text:p text:style-name="P4"/>
      <text:p text:style-name="P5">implements isDependencyOf</text:p>
      <text:p text:style-name="P9"/>
      <text:p text:style-name="P4"/>
      <text:p text:style-name="P5">la map fonctionne avec ou sans metaAttribut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language="fr" fo:country="FR"/>
    </style:style>
    <style:page-layout style:name="Mpm1">
      <style:page-layout-properties fo:page-width="21.59cm" fo:page-height="27.94cm" style:num-format="1" style:print-orientation="portrait" fo:margin-top="1.286cm" fo:margin-bottom="0.71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1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5T18:21:58</meta:creation-date>
    <dc:date>2014-08-01T15:46:52.340705781</dc:date>
    <meta:editing-duration>P2DT14H58M30S</meta:editing-duration>
    <meta:editing-cycles>41</meta:editing-cycles>
    <meta:generator>LibreOffice/4.2.4.2$Linux_X86_64 LibreOffice_project/420m0$Build-2</meta:generator>
    <meta:print-date>2014-05-22T15:20:14</meta:print-date>
    <meta:document-statistic meta:table-count="0" meta:image-count="0" meta:object-count="0" meta:page-count="1" meta:paragraph-count="21" meta:word-count="147" meta:character-count="968" meta:non-whitespace-character-count="842"/>
  </office:meta>
</office:document-meta>
</file>